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svg:stroke-color="#ff3333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2" style:family="graphic" style:parent-style-name="objectwithoutfill">
      <style:graphic-properties svg:stroke-width="0.076cm" svg:stroke-color="#0000cc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3" style:family="graphic" style:parent-style-name="objectwithoutfill">
      <style:graphic-properties draw:stroke="dash" draw:stroke-dash="Line_20_Style_20_9" svg:stroke-width="0.076cm" svg:stroke-color="#cc0000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svg:stroke-width="0.051cm" svg:stroke-color="#0000c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76cm" svg:stroke-color="#0000cc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6" style:family="graphic" style:parent-style-name="standard">
      <style:graphic-properties draw:fill="solid" draw:fill-color="#0000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standard">
      <style:graphic-properties draw:stroke="none" svg:stroke-color="#000000" draw:fill="none" draw:fill-color="#ffffff" fo:min-height="0.636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429cm"/>
    </style:style>
    <style:style style:name="gr11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83cm" svg:y1="1.334cm" svg:x2="0.083cm" svg:y2="1.715cm">
          <text:p/>
        </draw:line>
        <draw:line draw:style-name="gr2" draw:text-style-name="P1" draw:layer="layout" svg:x1="0.083cm" svg:y1="1.715cm" svg:x2="1.226cm" svg:y2="1.715cm">
          <text:p/>
        </draw:line>
        <draw:line draw:style-name="gr1" draw:text-style-name="P1" draw:layer="layout" svg:x1="0.884cm" svg:y1="1.935cm" svg:x2="0.884cm" svg:y2="2.316cm">
          <text:p/>
        </draw:line>
        <draw:line draw:style-name="gr2" draw:text-style-name="P1" draw:layer="layout" svg:x1="0.884cm" svg:y1="2.316cm" svg:x2="2.027cm" svg:y2="2.316cm">
          <text:p/>
        </draw:line>
        <draw:line draw:style-name="gr2" draw:text-style-name="P1" draw:layer="layout" svg:x1="2.027cm" svg:y1="1.935cm" svg:x2="2.027cm" svg:y2="2.316cm">
          <text:p/>
        </draw:line>
        <draw:line draw:style-name="gr1" draw:text-style-name="P1" draw:layer="layout" svg:x1="1.384cm" svg:y1="0.835cm" svg:x2="1.384cm" svg:y2="1.216cm">
          <text:p/>
        </draw:line>
        <draw:line draw:style-name="gr2" draw:text-style-name="P1" draw:layer="layout" svg:x1="1.384cm" svg:y1="1.216cm" svg:x2="2.527cm" svg:y2="1.216cm">
          <text:p/>
        </draw:line>
        <draw:line draw:style-name="gr2" draw:text-style-name="P1" draw:layer="layout" svg:x1="2.527cm" svg:y1="0.835cm" svg:x2="2.527cm" svg:y2="1.216cm">
          <text:p/>
        </draw:line>
        <draw:line draw:style-name="gr1" draw:text-style-name="P1" draw:layer="layout" svg:x1="1.884cm" svg:y1="1.335cm" svg:x2="1.884cm" svg:y2="1.716cm">
          <text:p/>
        </draw:line>
        <draw:line draw:style-name="gr2" draw:text-style-name="P1" draw:layer="layout" svg:x1="1.884cm" svg:y1="1.716cm" svg:x2="3.027cm" svg:y2="1.716cm">
          <text:p/>
        </draw:line>
        <draw:line draw:style-name="gr2" draw:text-style-name="P1" draw:layer="layout" svg:x1="3.027cm" svg:y1="1.335cm" svg:x2="3.027cm" svg:y2="1.716cm">
          <text:p/>
        </draw:line>
        <draw:line draw:style-name="gr1" draw:text-style-name="P1" draw:layer="layout" svg:x1="2.284cm" svg:y1="1.935cm" svg:x2="2.284cm" svg:y2="2.316cm">
          <text:p/>
        </draw:line>
        <draw:line draw:style-name="gr2" draw:text-style-name="P1" draw:layer="layout" svg:x1="2.284cm" svg:y1="2.316cm" svg:x2="3.427cm" svg:y2="2.316cm">
          <text:p/>
        </draw:line>
        <draw:line draw:style-name="gr2" draw:text-style-name="P1" draw:layer="layout" svg:x1="3.427cm" svg:y1="1.935cm" svg:x2="3.427cm" svg:y2="2.316cm">
          <text:p/>
        </draw:line>
        <draw:line draw:style-name="gr3" draw:text-style-name="P1" draw:layer="layout" svg:x1="2.535cm" svg:y1="0.171cm" svg:x2="2.535cm" svg:y2="2.965cm">
          <text:p/>
        </draw:line>
        <draw:custom-shape draw:style-name="gr4" draw:text-style-name="P1" draw:layer="layout" svg:width="0.508cm" svg:height="0.635cm" draw:transform="rotate (-1.5707963267949) translate (4.261cm 1.1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" draw:text-style-name="P1" draw:layer="layout" svg:x1="4.483cm" svg:y1="1.334cm" svg:x2="4.483cm" svg:y2="1.715cm">
            <text:p/>
          </draw:line>
          <draw:line draw:style-name="gr5" draw:text-style-name="P1" draw:layer="layout" svg:x1="4.483cm" svg:y1="1.715cm" svg:x2="5.626cm" svg:y2="1.715cm">
            <text:p/>
          </draw:line>
          <draw:line draw:style-name="gr5" draw:text-style-name="P1" draw:layer="layout" svg:x1="5.626cm" svg:y1="1.334cm" svg:x2="5.626cm" svg:y2="1.715cm">
            <text:p/>
          </draw:line>
        </draw:g>
        <draw:g>
          <draw:line draw:style-name="gr2" draw:text-style-name="P1" draw:layer="layout" svg:x1="5.284cm" svg:y1="1.935cm" svg:x2="5.284cm" svg:y2="2.316cm">
            <text:p/>
          </draw:line>
          <draw:line draw:style-name="gr2" draw:text-style-name="P1" draw:layer="layout" svg:x1="5.284cm" svg:y1="2.316cm" svg:x2="6.427cm" svg:y2="2.316cm">
            <text:p/>
          </draw:line>
          <draw:line draw:style-name="gr2" draw:text-style-name="P1" draw:layer="layout" svg:x1="6.427cm" svg:y1="1.935cm" svg:x2="6.427cm" svg:y2="2.316cm">
            <text:p/>
          </draw:line>
        </draw:g>
        <draw:g>
          <draw:line draw:style-name="gr2" draw:text-style-name="P1" draw:layer="layout" svg:x1="5.784cm" svg:y1="0.835cm" svg:x2="5.784cm" svg:y2="1.216cm">
            <text:p/>
          </draw:line>
          <draw:line draw:style-name="gr2" draw:text-style-name="P1" draw:layer="layout" svg:x1="5.784cm" svg:y1="1.216cm" svg:x2="6.927cm" svg:y2="1.216cm">
            <text:p/>
          </draw:line>
          <draw:line draw:style-name="gr2" draw:text-style-name="P1" draw:layer="layout" svg:x1="6.927cm" svg:y1="0.835cm" svg:x2="6.927cm" svg:y2="1.216cm">
            <text:p/>
          </draw:line>
        </draw:g>
        <draw:g>
          <draw:line draw:style-name="gr2" draw:text-style-name="P1" draw:layer="layout" svg:x1="6.284cm" svg:y1="1.335cm" svg:x2="6.284cm" svg:y2="1.716cm">
            <text:p/>
          </draw:line>
          <draw:line draw:style-name="gr2" draw:text-style-name="P1" draw:layer="layout" svg:x1="6.284cm" svg:y1="1.716cm" svg:x2="7.427cm" svg:y2="1.716cm">
            <text:p/>
          </draw:line>
          <draw:line draw:style-name="gr2" draw:text-style-name="P1" draw:layer="layout" svg:x1="7.427cm" svg:y1="1.335cm" svg:x2="7.427cm" svg:y2="1.716cm">
            <text:p/>
          </draw:line>
        </draw:g>
        <draw:g>
          <draw:line draw:style-name="gr2" draw:text-style-name="P1" draw:layer="layout" svg:x1="6.684cm" svg:y1="1.935cm" svg:x2="6.684cm" svg:y2="2.316cm">
            <text:p/>
          </draw:line>
          <draw:line draw:style-name="gr2" draw:text-style-name="P1" draw:layer="layout" svg:x1="6.684cm" svg:y1="2.316cm" svg:x2="7.827cm" svg:y2="2.316cm">
            <text:p/>
          </draw:line>
          <draw:line draw:style-name="gr2" draw:text-style-name="P1" draw:layer="layout" svg:x1="7.827cm" svg:y1="1.935cm" svg:x2="7.827cm" svg:y2="2.316cm">
            <text:p/>
          </draw:line>
        </draw:g>
        <draw:line draw:style-name="gr3" draw:text-style-name="P1" draw:layer="layout" svg:x1="6.935cm" svg:y1="0.171cm" svg:x2="6.935cm" svg:y2="2.965cm">
          <text:p/>
        </draw:line>
        <draw:custom-shape draw:style-name="gr6" draw:text-style-name="P1" draw:layer="layout" svg:width="0.254cm" svg:height="0.254cm" svg:x="5.218cm" svg:y="1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635cm" draw:transform="rotate (-1.5707963267949) translate (8.667cm 1.1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" draw:text-style-name="P1" draw:layer="layout" svg:x1="9.09cm" svg:y1="1.935cm" svg:x2="9.09cm" svg:y2="2.316cm">
            <text:p/>
          </draw:line>
          <draw:line draw:style-name="gr5" draw:text-style-name="P1" draw:layer="layout" svg:x1="9.09cm" svg:y1="2.316cm" svg:x2="10.233cm" svg:y2="2.316cm">
            <text:p/>
          </draw:line>
          <draw:line draw:style-name="gr5" draw:text-style-name="P1" draw:layer="layout" svg:x1="10.233cm" svg:y1="1.935cm" svg:x2="10.233cm" svg:y2="2.316cm">
            <text:p/>
          </draw:line>
        </draw:g>
        <draw:g>
          <draw:line draw:style-name="gr2" draw:text-style-name="P1" draw:layer="layout" svg:x1="9.59cm" svg:y1="0.835cm" svg:x2="9.59cm" svg:y2="1.216cm">
            <text:p/>
          </draw:line>
          <draw:line draw:style-name="gr2" draw:text-style-name="P1" draw:layer="layout" svg:x1="9.59cm" svg:y1="1.216cm" svg:x2="10.733cm" svg:y2="1.216cm">
            <text:p/>
          </draw:line>
          <draw:line draw:style-name="gr2" draw:text-style-name="P1" draw:layer="layout" svg:x1="10.733cm" svg:y1="0.835cm" svg:x2="10.733cm" svg:y2="1.216cm">
            <text:p/>
          </draw:line>
        </draw:g>
        <draw:g>
          <draw:line draw:style-name="gr2" draw:text-style-name="P1" draw:layer="layout" svg:x1="10.09cm" svg:y1="1.335cm" svg:x2="10.09cm" svg:y2="1.716cm">
            <text:p/>
          </draw:line>
          <draw:line draw:style-name="gr2" draw:text-style-name="P1" draw:layer="layout" svg:x1="10.09cm" svg:y1="1.716cm" svg:x2="11.233cm" svg:y2="1.716cm">
            <text:p/>
          </draw:line>
          <draw:line draw:style-name="gr2" draw:text-style-name="P1" draw:layer="layout" svg:x1="11.233cm" svg:y1="1.335cm" svg:x2="11.233cm" svg:y2="1.716cm">
            <text:p/>
          </draw:line>
        </draw:g>
        <draw:g>
          <draw:line draw:style-name="gr2" draw:text-style-name="P1" draw:layer="layout" svg:x1="10.49cm" svg:y1="1.935cm" svg:x2="10.49cm" svg:y2="2.316cm">
            <text:p/>
          </draw:line>
          <draw:line draw:style-name="gr2" draw:text-style-name="P1" draw:layer="layout" svg:x1="10.49cm" svg:y1="2.316cm" svg:x2="11.633cm" svg:y2="2.316cm">
            <text:p/>
          </draw:line>
          <draw:line draw:style-name="gr2" draw:text-style-name="P1" draw:layer="layout" svg:x1="11.633cm" svg:y1="1.935cm" svg:x2="11.633cm" svg:y2="2.316cm">
            <text:p/>
          </draw:line>
        </draw:g>
        <draw:line draw:style-name="gr3" draw:text-style-name="P1" draw:layer="layout" svg:x1="10.741cm" svg:y1="0.171cm" svg:x2="10.741cm" svg:y2="2.965cm">
          <text:p/>
        </draw:line>
        <draw:custom-shape draw:style-name="gr6" draw:text-style-name="P1" draw:layer="layout" svg:width="0.254cm" svg:height="0.254cm" svg:x="9.024cm" svg:y="1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9.725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635cm" draw:transform="rotate (-1.5707963267949) translate (12.373cm 1.113cm)">
          <text:p/>
          <draw:enhanced-geometry svg:viewBox="0 0 21600 21600" draw:text-areas="?f0 ?f7 ?f2 21600" draw:type="up-arrow" draw:modifiers="10304.5871559633 6025.933202357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" draw:text-style-name="P1" draw:layer="layout" svg:x1="13.196cm" svg:y1="0.835cm" svg:x2="13.196cm" svg:y2="1.216cm">
            <text:p/>
          </draw:line>
          <draw:line draw:style-name="gr5" draw:text-style-name="P1" draw:layer="layout" svg:x1="13.196cm" svg:y1="1.216cm" svg:x2="14.339cm" svg:y2="1.216cm">
            <text:p/>
          </draw:line>
          <draw:line draw:style-name="gr5" draw:text-style-name="P1" draw:layer="layout" svg:x1="14.339cm" svg:y1="0.835cm" svg:x2="14.339cm" svg:y2="1.216cm">
            <text:p/>
          </draw:line>
        </draw:g>
        <draw:g>
          <draw:line draw:style-name="gr2" draw:text-style-name="P1" draw:layer="layout" svg:x1="13.696cm" svg:y1="1.335cm" svg:x2="13.696cm" svg:y2="1.716cm">
            <text:p/>
          </draw:line>
          <draw:line draw:style-name="gr2" draw:text-style-name="P1" draw:layer="layout" svg:x1="13.696cm" svg:y1="1.716cm" svg:x2="14.839cm" svg:y2="1.716cm">
            <text:p/>
          </draw:line>
          <draw:line draw:style-name="gr2" draw:text-style-name="P1" draw:layer="layout" svg:x1="14.839cm" svg:y1="1.335cm" svg:x2="14.839cm" svg:y2="1.716cm">
            <text:p/>
          </draw:line>
        </draw:g>
        <draw:g>
          <draw:line draw:style-name="gr2" draw:text-style-name="P1" draw:layer="layout" svg:x1="14.096cm" svg:y1="1.935cm" svg:x2="14.096cm" svg:y2="2.316cm">
            <text:p/>
          </draw:line>
          <draw:line draw:style-name="gr2" draw:text-style-name="P1" draw:layer="layout" svg:x1="14.096cm" svg:y1="2.316cm" svg:x2="15.239cm" svg:y2="2.316cm">
            <text:p/>
          </draw:line>
          <draw:line draw:style-name="gr2" draw:text-style-name="P1" draw:layer="layout" svg:x1="15.239cm" svg:y1="1.935cm" svg:x2="15.239cm" svg:y2="2.316cm">
            <text:p/>
          </draw:line>
        </draw:g>
        <draw:line draw:style-name="gr3" draw:text-style-name="P1" draw:layer="layout" svg:x1="13.447cm" svg:y1="0.171cm" svg:x2="13.447cm" svg:y2="2.965cm">
          <text:p/>
        </draw:line>
        <draw:custom-shape draw:style-name="gr6" draw:text-style-name="P1" draw:layer="layout" svg:width="0.254cm" svg:height="0.254cm" svg:x="12.63cm" svg:y="1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3.331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3.232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556cm" svg:height="0.886cm" svg:x="0.065cm" svg:y="2.875cm">
          <draw:text-box>
            <text:p><text:span text:style-name="T1">(a) Ordering</text:span></text:p>
          </draw:text-box>
        </draw:frame>
        <draw:frame draw:style-name="gr8" draw:text-style-name="P2" draw:layer="layout" svg:width="4.309cm" svg:height="0.886cm" svg:x="3.665cm" svg:y="2.875cm">
          <draw:text-box>
            <text:p><text:span text:style-name="T1">(b) Calculate </text:span></text:p>
          </draw:text-box>
        </draw:frame>
        <draw:g>
          <draw:custom-shape draw:style-name="gr9" draw:text-style-name="P1" draw:layer="layout" svg:width="0.395cm" svg:height="0.428cm" svg:x="2.608cm" svg:y="1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889cm" svg:height="0.763cm" svg:x="2.424cm" svg:y="1.07cm">
            <draw:text-box>
              <text:p><text:span text:style-name="T2">4</text:span></text:p>
            </draw:text-box>
          </draw:frame>
        </draw:g>
        <draw:g>
          <draw:custom-shape draw:style-name="gr9" draw:text-style-name="P1" draw:layer="layout" svg:width="0.395cm" svg:height="0.428cm" svg:x="2.809cm" svg:y="1.8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889cm" svg:height="0.763cm" svg:x="2.625cm" svg:y="1.671cm">
            <draw:text-box>
              <text:p><text:span text:style-name="T2">5</text:span></text:p>
            </draw:text-box>
          </draw:frame>
        </draw:g>
        <draw:g>
          <draw:custom-shape draw:style-name="gr9" draw:text-style-name="P1" draw:layer="layout" svg:width="0.395cm" svg:height="0.428cm" svg:x="1.31cm" svg:y="1.8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889cm" svg:height="0.763cm" svg:x="1.126cm" svg:y="1.672cm">
            <draw:text-box>
              <text:p><text:span text:style-name="T2">2</text:span></text:p>
            </draw:text-box>
          </draw:frame>
        </draw:g>
        <draw:g>
          <draw:line draw:style-name="gr2" draw:text-style-name="P1" draw:layer="layout" svg:x1="1.226cm" svg:y1="1.334cm" svg:x2="1.226cm" svg:y2="1.715cm">
            <text:p/>
          </draw:line>
          <draw:custom-shape draw:style-name="gr9" draw:text-style-name="P1" draw:layer="layout" svg:width="0.395cm" svg:height="0.428cm" svg:x="0.511cm" svg:y="1.2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889cm" svg:height="0.763cm" svg:x="0.327cm" svg:y="1.073cm">
            <draw:text-box>
              <text:p><text:span text:style-name="T2">1</text:span></text:p>
            </draw:text-box>
          </draw:frame>
        </draw:g>
        <draw:g>
          <draw:custom-shape draw:style-name="gr9" draw:text-style-name="P1" draw:layer="layout" svg:width="0.395cm" svg:height="0.428cm" svg:x="1.811cm" svg:y="0.7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889cm" svg:height="0.763cm" svg:x="1.627cm" svg:y="0.573cm">
            <draw:text-box>
              <text:p><text:span text:style-name="T2">3</text:span></text:p>
            </draw:text-box>
          </draw:frame>
        </draw:g>
        <draw:custom-shape draw:style-name="gr9" draw:text-style-name="P1" draw:layer="layout" svg:width="0.395cm" svg:height="0.428cm" svg:x="7.242cm" svg:y="3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89cm" svg:height="0.763cm" svg:x="7.058cm" svg:y="2.975cm">
          <draw:text-box>
            <text:p><text:span text:style-name="T2">1</text:span></text:p>
          </draw:text-box>
        </draw:frame>
        <draw:frame draw:style-name="gr7" draw:text-style-name="P2" draw:layer="layout" svg:width="4.309cm" svg:height="0.886cm" svg:x="7.966cm" svg:y="2.875cm">
          <draw:text-box>
            <text:p><text:span text:style-name="T1">(c) Calculate </text:span></text:p>
          </draw:text-box>
        </draw:frame>
        <draw:custom-shape draw:style-name="gr9" draw:text-style-name="P1" draw:layer="layout" svg:width="0.395cm" svg:height="0.428cm" svg:x="11.543cm" svg:y="3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89cm" svg:height="0.763cm" svg:x="11.359cm" svg:y="2.975cm">
          <draw:text-box>
            <text:p><text:span text:style-name="T2">2</text:span></text:p>
          </draw:text-box>
        </draw:frame>
        <draw:frame draw:style-name="gr7" draw:text-style-name="P2" draw:layer="layout" svg:width="4.309cm" svg:height="0.886cm" svg:x="12.167cm" svg:y="2.875cm">
          <draw:text-box>
            <text:p><text:span text:style-name="T1">(d) Calculate </text:span></text:p>
          </draw:text-box>
        </draw:frame>
        <draw:custom-shape draw:style-name="gr9" draw:text-style-name="P1" draw:layer="layout" svg:width="0.395cm" svg:height="0.428cm" svg:x="15.744cm" svg:y="3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89cm" svg:height="0.763cm" svg:x="15.56cm" svg:y="2.975cm">
          <draw:text-box>
            <text:p><text:span text:style-name="T2">3</text:span></text:p>
          </draw:text-box>
        </draw:frame>
        <draw:frame draw:style-name="gr11" draw:layer="layout" svg:width="3.556cm" svg:height="1.139cm" svg:x="13.235cm" svg:y="-0.223cm">
          <draw:text-box>
            <text:p>Terminate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21T17:25:50.992292276</meta:creation-date>
    <dc:date>2016-12-24T12:44:18.136879114</dc:date>
    <dc:creator>slhuang </dc:creator>
    <meta:editing-duration>P1DT52M43S</meta:editing-duration>
    <meta:editing-cycles>79</meta:editing-cycles>
    <meta:generator>LibreOffice/4.2.6.3$Linux_X86_64 LibreOffice_project/420m0$Build-3</meta:generator>
    <meta:document-statistic meta:object-count="102"/>
  </office:meta>
</office:document-meta>
</file>